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Normal"/>
      <text:p text:style-name="Normal">•••</text:p>
      <text:p text:style-name="Normal">Sunday 6th of April 2025, 23:20, day -187</text:p>
      <text:p text:style-name="Normal">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Normal">“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Normal">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Normal">I have a lot of work to do, and I’m not sure whether I’ll be in a state or position to do the exam tomorrow. But I will not cower. I will not cower before my tasks, I will not buckle under the weight of my responsibilities and my choices. Let’s get to work.</text:p>
      <text:p text:style-name="Normal"/>
      <text:p text:style-name="Normal">•••</text:p>
      <text:p text:style-name="Normal">Tuesday 8th of April 2025, 01:44, day -188</text:p>
      <text:p text:style-name="Normal">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Normal">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Normal">But you know what? I just saw a clip from a movie called “Whiplash”. And I realised that I needed some ruthlessness. I need to be ruthless towards myself, in order to truly “do my best”.</text:p>
      <text:p text:style-name="Normal">And so, no matter the excuse, today’s first defeat is an absolute and total fuck up on our part, b ut it was understandable. But, using it as an excuse to allow myself to masturbate? Yeah, that’s understandable too, but it’s not acceptable.</text:p>
      <text:p text:style-name="Normal">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Normal">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Normal">Isayama. You display tremendous storytelling capabilities. I wish to reach your level one day, and surpass it.</text:p>
      <text:p text:style-name="Normal"/>
      <text:p text:style-name="Normal">•••</text:p>
      <text:p text:style-name="Normal">Wednesday 9th of April 2025, 01:18, day -189</text:p>
      <text:p text:style-name="Normal">That should be more than enough rest. Although, “rest” is the wrong word. More like... Letting loose.</text:p>
      <text:p text:style-name="Normal">Will life be the same after this? Or will I be able to push myself further? Time will tell.</text:p>
      <text:p text:style-name="Normal"/>
      <text:p text:style-name="Normal">•••</text:p>
      <text:p text:style-name="Normal">Thursday 10th of April 2025, 01:41, day -190</text:p>
      <text:p text:style-name="Normal">It would seem that my lack of sleep is a vicious cycle. However, I’ve come to the conclusion that I have to become strong enough to pull myself out of it without throwing away a full day. I want to try to do that tomorrow, but I can’t guarantee anything.</text:p>
      <text:p text:style-name="Normal">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Normal">And after every time, I have to rebuild those from scratch. That’s what it feels like.</text:p>
      <text:p text:style-name="Normal">And sometimes, I can’t help but wonder: where would I be now if I’d had the strength to never hit that reset button? But I know. The best time to plant a tree was twenty years ago. The second best time is now.</text:p>
      <text:p text:style-name="Normal">It was never about masturbation. It was always about me. See you tomorrow.</text:p>
      <text:p text:style-name="Normal"/>
      <text:p text:style-name="Normal">•••</text:p>
      <text:p text:style-name="Normal">Thursday 10th of April 2025, 23:12, day -191</text:p>
      <text:p text:style-name="Normal">The consequences of my messed up sleep schedule is carrying on further than anticipated.</text:p>
      <text:p text:style-name="Normal">Shit, can’t even speak properly. In any case, I need sleep. I think I’ll go get it now. Good night. Tomorrow.</text:p>
      <text:p text:style-name="Normal"/>
      <text:p text:style-name="Normal">•••</text:p>
      <text:p text:style-name="Normal">Saturday 12th of April 2025, 00:05, day -192</text:p>
      <text:p text:style-name="Normal">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Normal">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Normal">I want to be strong. One of the things I’ll try tomorrow is enforcing strict focus. Denying access to anything unrelated to writing. Okay, see you tomorrow.</text:p>
      <text:p text:style-name="Normal">Oh. I want to save this throwaway file’s content. Today’s.</text:p>
      <text:p text:style-name="Normal">“Someone’s forgotten how to think. Should we drink coffee on a regular basis?</text:p>
      <text:p text:style-name="Normal">You little bitch. Take the pain. Take the fatigue. Accept it.</text:p>
      <text:p text:style-name="Normal"/>
      <text:p text:style-name="Normal">Or... Not. Doesn’t change the fact that you’re a little bitch for wavering. However, let’s be kinder. Yeah, it’s really as I thought. Seeing other people’s art makes me want to make my own.</text:p>
      <text:p text:style-name="Normal"/>
      <text:p text:style-name="Normal">Well well well... Look at you, what excuses did you come up with this time?</text:p>
      <text:p text:style-name="Normal">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Normal">You ask why, but you know the answer. We did not fight. We did not try. No, we did try a little. “A little,” that was never gonna cut it. “What the fuck was I thinking,” “How did we lose all this time,” yeah, we know at least half the answer. Weakness.</text:p>
      <text:p text:style-name="Normal">But you know that boiling it down to a vague point like that serves only to make us weaker, ironically. We’re not doing propaganda for our ideals here, so cut the crap and tell me exactly what went wrong. What you think went wrong.</text:p>
      <text:p text:style-name="Normal">I really think we’re having a hard time adjusting to a coffee-less life. We did try, but at some point our mind gave up, and we <text:span text:style-name="T1">did not </text:span>realise it.</text:p>
      <text:p text:style-name="Normal">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Normal"/>
      <text:p text:style-name="Normal">Since there isn’t really a choice here, as far as our ideals are concerned, let’s explore what’s going to happen, let’s prepare for it.</text:p>
      <text:p text:style-name="Normal">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Normal">First of all, we can try enforcing strict focus, where for a given period of time, everything except for writing is off-limits.</text:p>
      <text:p text:style-name="Normal">A capsule. Strict focus is forcibly enforced... That’s an interesting idea... For a few hours, we are restricted to only a few choices. Sigh, this wouldn’t be a problem if I loved writing.</text:p>
      <text:p text:style-name="Normal">So because I don’t love writing, I hate myself? A strange logic, you’ll admit. In any case, as it’s better late than never, let’s try and get a couple more words in.</text:p>
      <text:p text:style-name="Normal"/>
      <text:p text:style-name="Normal">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Normal">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Normal"/>
      <text:p text:style-name="Normal">Something like this? This isn’t bad.</text:p>
      <text:p text:style-name="Normal"/>
      <text:p text:style-name="Normal">Urgh... I guess this isn’t good either.</text:p>
      <text:p text:style-name="Normal">Let’s take this somewhere else.”</text:p>
      <text:p text:style-name="Normal"/>
      <text:p text:style-name="Normal">•••</text:p>
      <text:p text:style-name="Normal">Sunday 13th of April 2025, 04:13, day -193</text:p>
      <text:p text:style-name="Normal">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Normal">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Normal">Also, I have to say: Camellya is the Hu Tao I never managed to pull. And for that, I’m grateful. Man it feels good to see big numbers.</text:p>
      <text:p text:style-name="Normal">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Normal">Alright, that’s quite enough. Time to sleep now. And, good job today. You’ve done such a good job I’m more than willing to overlook the fact it’s four thirty AM now. See ya.</text:p>
      <text:p text:style-name="Normal"/>
      <text:p text:style-name="Normal">•••</text:p>
      <text:p text:style-name="Normal">Sunday 13th of April 2025, 23:09, day -194</text:p>
      <text:p text:style-name="Normal">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Normal"/>
      <text:p text:style-name="Normal">•••</text:p>
      <text:p text:style-name="Normal">Monday 14th of April 2025, 21:26, day -195</text:p>
      <text:p text:style-name="Normal">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Normal">I’ve changed my mind on ambition. It’s a core part of passion, is my current opinion. So, I’ve decided. I’ll become the best writer mankind has ever seen.</text:p>
      <text:p text:style-name="Normal">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Normal">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text:span text:style-name="T1">I’ll become my ideal, or die dreaming. </text:span>Good night.</text:p>
      <text:p text:style-name="Normal"/>
      <text:p text:style-name="Normal">•••</text:p>
      <text:p text:style-name="Normal">Tuesday 15th of April 2025, 21:45, day -196</text:p>
      <text:p text:style-name="Normal">One hour every morning. One hour every morning. Every day, I have to work on the project one hour every morning. I don’t just want money, I need it. And to get it, I need discipline.</text:p>
      <text:p text:style-name="Normal">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Normal">Gotta say though, discovering that Kobe slept three to four hours for most of his career is... I’ve got a very long way to go. Mentally, I am so much weaker than he ever was. How did he even... But I know how.</text:p>
      <text:p text:style-name="Normal">How little sleep can I get away with? Not just that, I <text:span text:style-name="T1">have </text:span>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Normal"/>
      <text:p text:style-name="Normal">•••</text:p>
      <text:p text:style-name="Normal">Wednesday 16th of April 2025, 21:46, day -197</text:p>
      <text:p text:style-name="Normal">Two very different topics, today. One’s Hololive, the other’s self-mastery. I have to go to sleep early, so let’s make this concise.</text:p>
      <text:p text:style-name="Normal">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Normal">Shit, I’m tired. But that’s merely the price to pay for today’s choices, and I’ll gladly pay it. So, what happened today? Good choices happened.</text:p>
      <text:p text:style-name="Normal">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Normal">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Normal">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Normal">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Normal">Alright, we still got a long way to go, but I’m gaining more and more confidence in my writing, and now, unlike back in December ‘22, I actually know what I’m doing. Oh, by the way, at some point I’ll need to talk about phase 2.5. At some point. For now, good night.</text:p>
      <text:p text:style-name="Normal"/>
      <text:p text:style-name="Normal">•••</text:p>
      <text:p text:style-name="Normal">Thursday 17th of April 2025, 22:38, day -198</text:p>
      <text:p text:style-name="Normal">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Normal">Still, “fuck Windows” is too extreme a reaction, too uncontrolled. I understand your dissatisfaction, but keep yourself in check. Keep your emotions in check.</text:p>
      <text:p text:style-name="Normal">I also want to attempt something: waking up at 6am, but having a nap in the afternoon. This will work if an only if I do wake up at 6am, then don’t waste my time in the morning. I have to be strong, and get up when the alarm clock says it’s time to get up.</text:p>
      <text:p text:style-name="Normal">I have to be strong, and face my demons and whatever ghost gets in my way. I want to stand atop human art. That’s an interesting idea... If only we had one more life to chase it. But no, not art in general. We aim for a specific art. I want to stand atop writing.</text:p>
      <text:p text:style-name="Normal">And yet, what’s done is done. You’ve planted a seed unknowingly. “To master art.” I have a feeling. I am unlikely to be the one to do that. This seed will germinate in someone else. The one who will stand atop all arts.</text:p>
      <text:p text:style-name="Normal">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Normal">“The one who stands atop all art*.”</text:p>
      <text:p text:style-name="Normal">*<text:span text:style-name="T4">except for writing.</text:span></text:p>
      <text:p text:style-name="Normal">Yeah, yeah that sounds good. Let’s ruin their title. Let’s have a fight across space and time. But make no mistake, I am not the challenger. You are.</text:p>
      <text:p text:style-name="Normal"/>
      <text:p text:style-name="Normal">•••</text:p>
      <text:p text:style-name="Normal">Friday 19th of April 2025, 22:16, day -199</text:p>
      <text:p text:style-name="Normal">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Normal">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Normal">That’s not a question for now. Now, we have to go to sleep. And, think about our style. Our writing style. Pacing and repetition. The former is my most glaring weakness, the latter becomes more obvious the more I write. Goodnight.</text:p>
      <text:p text:style-name="Normal"/>
      <text:p text:style-name="Normal">•••</text:p>
      <text:p text:style-name="Normal">Sunday 21st of April 2025, 00:49, day -200</text:p>
      <text:p text:style-name="Normal">I have to stand up for myself. Stand up to myself, to others, to circumstances, to whatever is trying to get in my way, in the way of mastery and self-mastery. I nearly missed today’s entry because I didn’t.</text:p>
      <text:p text:style-name="Normal">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Normal"/>
      <text:p text:style-name="Normal">•••</text:p>
      <text:p text:style-name="Normal">Monday 22nd of April 2025, 00:16, day -201</text:p>
      <text:p text:style-name="Normal">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Normal">Still, I’m liable to fall asleep at any moment. I’ll call it a day. See ya.</text:p>
      <text:p text:style-name="Normal"/>
      <text:p text:style-name="Normal">•••</text:p>
      <text:p text:style-name="Normal">Monday 21st of April 2025, 22:15, day -202</text:p>
      <text:p text:style-name="Normal">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Normal">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Normal">I’ve got to keep on paying attention to what I’m doing wrong, and try to come up with ways to do better. As long as I live, I’ll keep on trying to become my ideal self, no matter how many times I fail, how many times I fall. Good night.</text:p>
      <text:p text:style-name="Normal"/>
      <text:p text:style-name="Normal">•••</text:p>
      <text:p text:style-name="Normal">Tuesday 22nd of April 2025, 23:55, day -203</text:p>
      <text:p text:style-name="Normal">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Normal">I don’t know what to do now, though. “</text:p>
      <text:p text:style-name="Normal">Congratulations. We’ve been writing a lot. I want you to keep this up. No… I want more. Kobe Bryant worked so much harder, so much more than I am working. If am ever to become the best, I have to do more. A lot more. Good night. See you tomorrow.</text:p>
      <text:p text:style-name="Normal"/>
      <text:p text:style-name="Normal">•••</text:p>
      <text:p text:style-name="Normal">Thursday 24th of April 2025, 01:06, day -204</text:p>
      <text:p text:style-name="Normal">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Normal">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Normal"/>
      <text:p text:style-name="Normal">…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Normal">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Normal">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Normal">I just killed my external motivator, but it wasn’t a complete lie. I do want to make my stories the best I can make them.</text:p>
      <text:p text:style-name="Normal">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Normal">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Normal"/>
      <text:p text:style-name="Normal">•••</text:p>
      <text:p text:style-name="Normal">Thursday 24th of April 2025, 21:13, day -205</text:p>
      <text:p text:style-name="Normal">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Normal"/>
      <text:p text:style-name="Normal">&lt;Ah...&gt;</text:p>
      <text:p text:style-name="Normal">&lt;Perhaps I like using these brackets.&gt;</text:p>
      <text:p text:style-name="Normal">&lt;What do you call them?&gt;</text:p>
      <text:p text:style-name="Normal">&lt;We ought to write. What shall we do?&gt;</text:p>
      <text:p text:style-name="Normal">&lt;A strange question, shouldn’t we write?&gt;</text:p>
      <text:p text:style-name="Normal">&lt;Indeed... I see, I’m experiencing fatigue from lack of sleep. That’s something I should work to overcome.&gt;</text:p>
      <text:p text:style-name="Normal">&lt;So... Pacing. It’s our greatest weakness, the one thing we can’t seem to be able to control.&gt;</text:p>
      <text:p text:style-name="Normal">&lt;I’m dead, but I’m alive. I’m feeling tired, but I know I can work. I have to put my mind to it. Yes, it starts with posture, but that’s just the beginning. Now comes the choices. What do we do? We put in the work.&gt;</text:p>
      <text:p text:style-name="Normal">&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Normal">&lt;Still, it was a good idea to analyse our own style, or rather, to think that the source of our slow pacing is our style. How do you propose we fix that?&gt;</text:p>
      <text:p text:style-name="Normal">&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Normal">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Normal">&lt;Understood, then we shall do just that. Although, before that, did you know that I’m dying? I’d like some form of help somehow, is willpower the only thing we have to counter our fatigue?&gt;</text:p>
      <text:p text:style-name="Normal">&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Normal">&lt;Let’s get to work.&gt;</text:p>
      <text:p text:style-name="Normal">&lt;My codename is Harmony. Hello.&gt;</text:p>
      <text:p text:style-name="Normal">＜言ったはずだ。今なら修正はしないほうが良い。＞</text:p>
      <text:p text:style-name="Normal"/>
      <text:p text:style-name="Normal">Good night, see you tomorrow.</text:p>
      <text:p text:style-name="Normal"/>
      <text:p text:style-name="Normal">•••</text:p>
      <text:p text:style-name="Normal">Saturday 26th of April 2025, 04:14, day -206</text:p>
      <text:p text:style-name="Normal">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Normal"/>
      <text:p text:style-name="Normal">•••</text:p>
      <text:p text:style-name="Normal">Saturday 26th of April 2025, 23:22, day -207</text:p>
      <text:p text:style-name="Normal">またね、しおん！ Have a nice life!</text:p>
      <text:p text:style-name="Normal">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Normal">Since I clearly like to play Wuwa and will use any to boot it, I’ve decided that I’ll play it exclusively on Fridays and Sundays.</text:p>
      <text:p text:style-name="Normal">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Normal"/>
      <text:p text:style-name="Normal">•••</text:p>
      <text:p text:style-name="Normal">Monday 28th of April 2025, 03:43, day -208</text:p>
      <text:p text:style-name="Normal">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Normal">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Normal">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Normal">Sacrifices. What am I willing to sacrifice... We’ll see. You’ll show me.</text:p>
      <text:p text:style-name="Normal"/>
      <text:p text:style-name="Normal">•••</text:p>
      <text:p text:style-name="Normal">Monday 28th of April 2025, 23:20, day -209</text:p>
      <text:p text:style-name="Normal">Got invited to a boxing gym by a friend. Went there. Barely survived. Haven’t trained properly in a long time. No stamina. But... I barely survived. I have to try harder. I have to approach death, if that’s what it takes.</text:p>
      <text:p text:style-name="Normal">Isn’t that an exaggeration?</text:p>
      <text:p text:style-name="Normal">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Normal">Let’s go to sleep. See you tomorrow.</text:p>
      <text:p text:style-name="Normal"/>
      <text:p text:style-name="Normal">•••</text:p>
      <text:p text:style-name="Normal">Tuesday 29th of April 2025, 00:39, day -210</text:p>
      <text:p text:style-name="Normal">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Normal">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Normal">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Normal">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Normal">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Normal">Two days. I give you two days to make reckless choices in the name of our future. You’ve got two days to show me you can fight. Two days to show me how hard you fight. You fail that, we change paths.</text:p>
      <text:p text:style-name="Normal"/>
      <text:p text:style-name="Normal">•••</text:p>
      <text:p text:style-name="Normal">Wednesday 30th of April 2025, 23:24, day -211</text:p>
      <text:p text:style-name="Normal">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Normal">Anyway, I’m going back to the basics. Dropping everything else. University, writing, that’s all I’ll focus on. The hope is that I’ll grow as I do that, and become capable of adding more stuff on top, eventually.</text:p>
      <text:p text:style-name="Normal">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Normal">And me. My name is harmony. I... Wish for something I can’t describe. Beyond happiness, beyond glory, beyond fulfilment. I want... What do I want? I have to become the best, and at this rate, that’s a dream within a dream. harmony. That’s my name.</text:p>
      <text:p text:style-name="Normal"/>
      <text:p text:style-name="Normal">•••</text:p>
      <text:p text:style-name="Normal">Thursday 1st of May 2025, 22:49, day -212</text:p>
      <text:p text:style-name="Normal">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text:span text:style-name="T1">have </text:span>to wake up early in the morning. But it also means we <text:span text:style-name="T1">have</text:span> to nap in the afternoon. Not rest, <text:span text:style-name="T1">nap.</text:span> Fuck all of your excuses and pathetic feelings. You have to be disciplined. We’re waking up at 6am. If you don’t, I’ll really be tempted to kill you.</text:p>
      <text:p text:style-name="Normal">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Normal">Still, what you said above is grounded in truth. we really are flirting with self-hatred right now. Do your best to wake up at 6am, and take a nap in the afternoon. This is so that we can study in the morning, so don’t forget to do that. Go to sleep now.</text:p>
      <text:p text:style-name="Normal"/>
      <text:p text:style-name="Normal">•••</text:p>
      <text:p text:style-name="Normal">Friday 2nd of may 2025, 22:26, day -213</text:p>
      <text:p text:style-name="Normal">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Normal">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Normal"/>
      <text:p text:style-name="Normal">•••</text:p>
      <text:p text:style-name="Normal">Saturday 3rd of May 2025, 22:40, day -214</text:p>
      <text:p text:style-name="Normal">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Normal">Oh... I forgot. Let me paste this right here, an excerpt from today’s throwaway.</text:p>
      <text:p text:style-name="Normal">“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Normal"/>
      <text:p text:style-name="Normal">•••</text:p>
      <text:p text:style-name="Normal">Sunday 4th of May 2025, 22:04, day -215</text:p>
      <text:p text:style-name="Normal">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Normal"/>
      <text:p text:style-name="Normal">•••</text:p>
      <text:p text:style-name="Normal">Monday 5th of May 2025, 22:00, day -216</text:p>
      <text:p text:style-name="Normal">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Normal">... And what I imagine isn’t what I want. Works of the mind are different from works of the body. Rest is actually necessary. I need to maximise writing time, and for that, I need rest. Proper rest. Meaning, go to sleep now, and fight later.</text:p>
      <text:p text:style-name="Normal"/>
      <text:p text:style-name="Normal">•••</text:p>
      <text:p text:style-name="Normal">Tuesday 6th of May 2025, 21:57, day -217</text:p>
      <text:p text:style-name="Normal">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Normal"/>
      <text:p text:style-name="Normal">•••</text:p>
      <text:p text:style-name="Normal">Wednesday 7th of may 2025, 21:47, day -218</text:p>
      <text:p text:style-name="Normal">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Normal">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Normal">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Normal">Oh, and by the way: lose some weight.</text:p>
      <text:p text:style-name="Normal"/>
      <text:p text:style-name="Normal">•••</text:p>
      <text:p text:style-name="Normal">Thursday 8th of May 2025, 21:40, day -219</text:p>
      <text:p text:style-name="Normal">...</text:p>
      <text:p text:style-name="Normal">...</text:p>
      <text:p text:style-name="Normal">...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Normal">It was only natural that today was a catastrophe... Or was it?</text:p>
      <text:p text:style-name="Normal">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Normal">I don’t say this very often, but I’m proud of what I’ve done today.</text:p>
      <text:p text:style-name="Normal">And, actually, i do know what I did right. I stood on the shoulder of giants. MJ, and Kobe, now I believe that it’s as you said: greatness is how much you can inspire the ones around you, the next generations. I want to become great.</text:p>
      <text:p text:style-name="Normal">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Normal">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Normal"/>
      <text:p text:style-name="Normal">•••</text:p>
      <text:p text:style-name="Normal">Friday 9th of May 2025, 21:52, day -220</text:p>
      <text:p text:style-name="Normal">I was about to be subjective, but being objective is the correct choice according to my instincts. If we look solely at performance, today wasn’t bad at all, but it wasn’t great. We’re still extremely wasteful with our time. We have to be more efficient.</text:p>
      <text:p text:style-name="Normal">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Normal">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Normal">And, keep this up. Never stop fighting. Against yourself, and all that persists in our way.</text:p>
      <text:p text:style-name="Normal"/>
      <text:p text:style-name="Normal">•••</text:p>
      <text:p text:style-name="Normal">Saturday 10th of May 2025, 22:02, day -221</text:p>
      <text:p text:style-name="Normal">Where do I even start... From the fact that I’m late? No need to be overly critical. In fact, that’s actively harmful. Stay as neutral as possible. We start from the beginning. So much happened I’m not even sure all of this happened within the last 24 hours.</text:p>
      <text:p text:style-name="Normal">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Normal">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Normal">The nightfront was... calmer than in the past few nights. I’ll take it.</text:p>
      <text:p text:style-name="Normal">Then comes today. For the first time since I can remember, I was efficient with my writing this morning. That I felt rested certainly helped. Still, mental stamina needs working on.</text:p>
      <text:p text:style-name="Normal">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Normal">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Normal">Finally, I also realised that I have yet to introduce my new schedule. Let’s change that:</text:p>
      <text:p text:style-name="Normal">6am~8am: Wake up, go through morning routine</text:p>
      <text:p text:style-name="Normal">8am~10am: Write</text:p>
      <text:p text:style-name="Normal">10am~2pm: Chores, eat</text:p>
      <text:p text:style-name="Normal">2pm~3pm: Nap</text:p>
      <text:p text:style-name="Normal">3pm~7pm: Depending on the day, either write or study</text:p>
      <text:p text:style-name="Normal">7pm~8pm: Write, or if it’s a study day, work out</text:p>
      <text:p text:style-name="Normal">8pm~10pm: Dinner, down time, sleep</text:p>
      <text:p text:style-name="Normal">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Normal"/>
      <text:p text:style-name="Normal">•••</text:p>
      <text:p text:style-name="Normal">Sunday 11th of May 2025, 22:33, day -222</text:p>
      <text:p text:style-name="Normal">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Normal">Still, it is up to me to continue my routine and push through the day no matter what. Today is not a failure, because you caught yourself at the last minute.</text:p>
      <text:p text:style-name="Normal">Let’s try and do our best tomorrow too.</text:p>
      <text:p text:style-name="Normal">By the way, I’m considering something: if by the end of this month, we... No, we wake up at 6. We wake up at 6, and you fight. Good night.</text:p>
      <text:p text:style-name="Normal"/>
      <text:p text:style-name="Normal">•••</text:p>
      <text:p text:style-name="Normal">Monday 12th of May 2025, 22:16, day -223</text:p>
      <text:p text:style-name="Normal">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Normal">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Normal"/>
      <text:p text:style-name="Normal">•••</text:p>
      <text:p text:style-name="Normal">Tuesday 13th of May 2025, 22:42, day -224</text:p>
      <text:p text:style-name="Normal">How do I start... With the conclusion, I think.</text:p>
      <text:p text:style-name="Normal">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Normal">The real difference between me and the greats is the love for the game. I, don’t have it.</text:p>
      <text:p text:style-name="Normal">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Normal">I do not know. I... It’s the process I want to love, in reality.</text:p>
      <text:p text:style-name="Normal">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Normal">No. Emotions, me, and, the true missing piece... You. Because, I do not write only for myself. You, your reactions, how the words affect you, and, your soul. Still, I cannot and do not do this only for others’ sake. This alone won’t be sufficient to make me love writing.</text:p>
      <text:p text:style-name="Normal">Resonating, with my own heart. If I can make that happen, if I can truly listen to my own heart... More than anything else, I believe that’s what’s important. How I can touch... My own soul.</text:p>
      <text:p text:style-name="Normal">I see... That might be the answer. Deep resonance with myself. To listen to my heart, that is the trick, in all likelihood. To resonate with my heart...</text:p>
      <text:p text:style-name="Normal"/>
      <text:p text:style-name="Normal">•••</text:p>
      <text:p text:style-name="Normal">Wednesday 14th of May 2025, 22:18, day -225</text:p>
      <text:p text:style-name="Normal">We do not die after one failure. We’ve known nothing but failure, and we’ll feed on them. We’ll use them to learn, we’ll endure through them and fight. Keep this up.</text:p>
      <text:p text:style-name="Normal"/>
      <text:p text:style-name="Normal">•••</text:p>
      <text:p text:style-name="Normal">Thursday 15th of May 2025, 23:33, day -226</text:p>
      <text:p text:style-name="Normal">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Normal">If the project works, it’s a ticket to what I want. It’s a chance to spend my life writing. Let’s... Gamble on the project then. We work on it in the morning. With a crystal clear goal.</text:p>
      <text:p text:style-name="Normal">I want to love writing, and a little imagination showed me that that’s only achievable by dedicating my life to it.</text:p>
      <text:p text:style-name="Normal">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Normal"/>
      <text:p text:style-name="Normal">•••</text:p>
      <text:p text:style-name="Normal">Friday 16th of may 2025, 21:54, day -227</text:p>
      <text:p text:style-name="Normal">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Normal">So, I have to hunger for perfection. If not perfection, at least great performance, day in day out. To get what I want, I have to put in the work. And to reach my ideals, I have to be unreasonable.</text:p>
      <text:p text:style-name="Normal">Good enough is neither good nor enough. I have to live by those words. Good night. I’m late to sleeping.</text:p>
      <text:p text:style-name="Normal"/>
      <text:p text:style-name="Normal">•••</text:p>
      <text:p text:style-name="Normal">Sunday 18th of May 2025, 01:04, day -228</text:p>
      <text:p text:style-name="Normal">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Normal">Our expectations for ourselves grew. Will the same be true for our performance, I wonder.</text:p>
      <text:p text:style-name="Normal">I spent half of today doubting myself, because of that. Whatever, now’s not the time to be thinking about these questions. You go to sleep now. Tomorrow, you get to work.</text:p>
      <text:p text:style-name="Normal"/>
      <text:p text:style-name="Normal">•••</text:p>
      <text:p text:style-name="Normal">Sunday 18th of May 2025, 22:03, day -229</text:p>
      <text:p text:style-name="Normal">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Normal">Keep on fighting, keep on trying hard. Keep on pushing through our failure, past the mistakes our past. Goodnight.</text:p>
      <text:p text:style-name="Normal"/>
      <text:p text:style-name="Normal">•••</text:p>
      <text:p text:style-name="Normal">Monday 19th of May 2025, 21:40, day -230</text:p>
      <text:p text:style-name="Normal">You faced your fears and did not run away. Good. Very good. Keep this up. Also, there’s one thing I never talk about that was a major factor in the defeat I incurred a few days ago. Tell yourself, reader, how often do you feel loneliness?</text:p>
      <text:p text:style-name="Normal">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Normal">By the way, I’d made another discovery the day before yesterday, but I forgot it. Something about writing. まあいい。かまわない。</text:p>
      <text:p text:style-name="Normal">Today, I did accept that I’m rather dissimilar to normal people, in that I can’t seem to connect with anyone. それでもいい。戦い続ければ。 Good night.</text:p>
      <text:p text:style-name="Normal"/>
      <text:p text:style-name="Normal">•••</text:p>
      <text:p text:style-name="Normal">Tuesday 20th of May 2025, day -230</text:p>
      <text:p text:style-name="Normal">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Normal">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Normal">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Normal">All of those things were impossible to me of the past. There are those who believe they can, and those who believe they can’t. I’ve been shown what’s possible, now it’s up to me to take up the torch and do the impossible.</text:p>
      <text:p text:style-name="Normal">Now is the time to become my ideal self, now is the only time to do that. Now is the only time I can chase my dreams, and I will chase them. Goodnight.</text:p>
      <text:p text:style-name="Normal"/>
      <text:p text:style-name="Normal">•••</text:p>
      <text:p text:style-name="Normal">Wednesday 21st of May 2025, 23:09, day -231</text:p>
      <text:p text:style-name="Normal">Tomorrow. We’ll see how this unfolds, and talk about it all tomorrow. Tomorrow... Who will I be tomorrow? Who will I be...</text:p>
      <text:p text:style-name="Normal"/>
      <text:p text:style-name="Normal">•••</text:p>
      <text:p text:style-name="Normal">Thursday 22nd of May 2025, 22:16, day -232</text:p>
      <text:p text:style-name="Normal">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Normal">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Normal"/>
      <text:p text:style-name="Normal">“””</text:p>
      <text:p text:style-name="Normal">It’s not about excuses, it’s about understanding what’s happening. This is depressing.</text:p>
      <text:p text:style-name="Normal">It really is. What do we do now...</text:p>
      <text:p text:style-name="Normal">I’d like to take some time to just eat the pain and process the damage. Lick our wounds.</text:p>
      <text:p text:style-name="Normal"/>
      <text:p text:style-name="Normal">Sigh... What do we do now? Ideally, put in the work. I’d love to find some motivation somewhere in an anime, but first of all it’s hard to come by, and secondly motivation is fleeting. Then, let’s explore our weakness instead. Let’s perform some analysis.</text:p>
      <text:p text:style-name="Normal"/>
      <text:p text:style-name="Normal">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Normal">However, we can help ourselves by having clear objectives. What’s not helping us is the fact that we have too many objectives. That’s hurting us. The fact that we’re dividing our attention in multiple places means that we don’t accumulate momentum.</text:p>
      <text:p text:style-name="Normal">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Normal">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Normal">My choices do hurt though.</text:p>
      <text:p text:style-name="Normal">But, perhaps we should focus on running. We do need to lose weight, both in muscle and fat. Let’s do that. Now, shall we read?</text:p>
      <text:p text:style-name="Normal"/>
      <text:p text:style-name="Normal">Now? I hate myself. No, I don’t, but i’m so tired at my own antics. I want to do better. I have to do better.</text:p>
      <text:p text:style-name="Normal"/>
      <text:p text:style-name="Normal">Is that good enough? Do you want more? Of course i want more. We should always be hungry.</text:p>
      <text:p text:style-name="Normal">Hunger. Hunger. To have an objective. A clear goal.</text:p>
      <text:p text:style-name="Normal"/>
      <text:p text:style-name="Normal">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Normal">FLCL... What is this randomness. There is no clear point, but I want to see what’s next. There’s never any explaining what’s going on. I’ve always like doing that, but it’s taking it to another level. And there’s something about that I love.</text:p>
      <text:p text:style-name="Normal">“””</text:p>
      <text:p text:style-name="Normal"/>
      <text:p text:style-name="Normal">•••</text:p>
      <text:p text:style-name="Normal">Friday 23rd of May 2025, 21:57, day -233</text:p>
      <text:p text:style-name="Normal">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Normal">Writing. If I continue down this path, I might become obsessed with it. Which is good, in terms of our dreams, but it might be bad if we consider survival and QOL.まいいっか。死んだらそこまでだ。</text:p>
      <text:p text:style-name="Normal">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Normal">It’s... Not. If those were defeats, then there were victories too. I see... You’re right. I wonder why I only focus on the negative. I should care about that, but I’m tired, and I’ll be going to sleep. Good night.</text:p>
      <text:p text:style-name="Normal"/>
      <text:p text:style-name="Normal">•••</text:p>
      <text:p text:style-name="Normal">Sunday 25th of May 2025, 03:34, dat -234</text:p>
      <text:p text:style-name="Normal">Moderation doesn’t seem like something I’m capable of, huh?</text:p>
      <text:p text:style-name="Normal">But before that. This morning, and yesterday. Whether life was worth living or not, was the question on our mind. To write. <text:s text:c="1"/>To love writing. To struggle with it.</text:p>
      <text:p text:style-name="Normal">I hate myself. At this rate, I won’t love writing. If I keep on doing bullshit like this, I’ll never love writing. I hate myself.</text:p>
      <text:p text:style-name="Normal">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Normal">And now, I have to control myself so that I don’t overdo it while gaming overnight. With friends or not.</text:p>
      <text:p text:style-name="Normal">だってさ、「今死んだら後悔しか残ってないさぁ。」</text:p>
      <text:p text:style-name="Normal">Those emotions... I don’t know what they were, but I want to feel it more. It really did feel close to loving writing, to have a passion. A passion that was hurting me. Or was it me, that hurting me? Like I know... Sleep tight.</text:p>
      <text:p text:style-name="Normal"/>
      <text:p text:style-name="Normal">•••</text:p>
      <text:p text:style-name="Normal">Sunday 25th of May 2025, 22:03, day -235</text:p>
      <text:p text:style-name="Normal">弱さ。。。私、弱いなぁ。 I have to become stronger, I have to make the hard decisions more.</text:p>
      <text:p text:style-name="Normal">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Normal"/>
      <text:p text:style-name="Normal">•••</text:p>
      <text:p text:style-name="Normal">Monday 26th of May 2025, 18:59, day -236</text:p>
      <text:p text:style-name="Normal">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Normal">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Normal"/>
      <text:p text:style-name="Normal">21:58</text:p>
      <text:p text:style-name="Normal">Good fight. And, keep writing.</text:p>
      <text:p text:style-name="Normal"/>
      <text:p text:style-name="Normal">•••</text:p>
      <text:p text:style-name="Normal">Tuesday 27th of may 2025, 21:56, day -237</text:p>
      <text:p text:style-name="Normal">明日は一年が経つ、この日記を始めた日から。ま、それは。。。どうでもいい？</text:p>
      <text:p text:style-name="Normal">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Normal">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Normal"/>
      <text:p text:style-name="Normal">•••</text:p>
      <text:p text:style-name="Normal">Wednesday 28th of May 2025, 21:30, day -238</text:p>
      <text:p text:style-name="Normal">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Normal">When I do that, my stamina is not the main target of my training: it’s my spirit. But I’ve already said that over and over again.</text:p>
      <text:p text:style-name="Normal">あのさ、 we’re entering the exam session, and this time I’ve decided that I won’t put a stick up my own butt nor shoot myself in the foot. I’ll dedicate the afternoons to studying, while I’ll use the mornings to write. So, there’s that.</text:p>
      <text:p text:style-name="Normal">Keep this up, you’re doing good.</text:p>
      <text:p text:style-name="Normal">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Normal">あのね、 just earlier, I was thinking to myself: when I look back at this period of my life, I think I’ll smile. Fondly. I don’t have happy memories yet, but I want to create many. Perhaps these are the beginning.</text:p>
      <text:p text:style-name="Normal">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Normal"/>
      <text:p text:style-name="Normal">•••</text:p>
      <text:p text:style-name="Normal">Friday 30th of May 2025, 00:03, day -239</text:p>
      <text:p text:style-name="Normal">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Normal"/>
      <text:p text:style-name="Normal">•••</text:p>
      <text:p text:style-name="Normal">Friday 30th of May 2025, 22:19, day -240</text:p>
      <text:p text:style-name="Normal">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Normal"/>
      <text:p text:style-name="Normal">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Normal">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Normal">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Normal">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Normal"/>
      <text:p text:style-name="Normal">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Normal"/>
      <text:p text:style-name="Normal">•••</text:p>
      <text:p text:style-name="Normal">Saturday 31st of May 2025, 23:05, day -241</text:p>
      <text:p text:style-name="Normal">Without any ado, let’s get started.</text:p>
      <text:p text:style-name="Normal">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Normal">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Normal">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Normal">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Normal"/>
      <text:p text:style-name="Normal">•••</text:p>
      <text:p text:style-name="Normal">Sunday 1st of June 2025, 23:09, day -242</text:p>
      <text:p text:style-name="Normal">For some reason I was thinking that I needed to write about yesterday. For better or for worse, every day is a new day. <text:s text:c="1"/>In this case it was for the best. You shall understand in a moment.</text:p>
      <text:p text:style-name="Normal">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Normal">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Normal">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Normal"/>
      <text:p text:style-name="Normal">•••</text:p>
      <text:p text:style-name="Normal">Monday 2nd of June 2025, 21:45, day -243</text:p>
      <text:p text:style-name="Normal">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Normal">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Normal"/>
      <text:p text:style-name="Normal">•••</text:p>
      <text:p text:style-name="Normal">Tuesday 3rd of June 2025, 22:23, day -244</text:p>
      <text:p text:style-name="Normal">Good stuff: passed the exam, kept on studying.</text:p>
      <text:p text:style-name="Normal">Bad: Did not study enough. Am not acting like my ideal. And, more importantly, I’m forgetting what it means to do the impossible. Ah, that’s it. I’m not doing the impossible, that’s why I’m unsatisfied. I must do the impossible.</text:p>
      <text:p text:style-name="Normal">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Normal"/>
      <text:p text:style-name="Normal">•••</text:p>
      <text:p text:style-name="Normal">Wednesday 4th of June 2025, 23:31, day -245</text:p>
      <text:p text:style-name="Normal">Yesterday’s written exam allowed me to access the oral exam, which took place today. I’d attempted it, back in February, and it essentially ended in failure. Back in April, I couldn’t even get past the written exam.</text:p>
      <text:p text:style-name="Normal">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Normal">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Normal">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Normal">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Normal">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Normal">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Normal">What else... I’m pretty sure there were four questions before the laude, but I don’t remember any... Oh, right. I think I just took so much time in my presentation of the last proof that... No, there was something.</text:p>
      <text:p text:style-name="Normal">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Normal">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Normal">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Normal">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Normal">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Normal">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Normal">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Normal">Anyway, that’s the story of how I passed this exam. Victory is sweet. It’s especially sweet when it’s seasoned by two previous failures. Revenge is sweet.</text:p>
      <text:p text:style-name="Normal">But... It did have an aftertaste of loneliness. I felt like it was a shame that I didn’t really have anyone to share this victory with. I’m guessing that’s partially why I wrote it here. I wonder if the same thing will be true with writing.</text:p>
      <text:p text:style-name="Normal">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Normal"/>
      <text:p text:style-name="Normal">•••</text:p>
      <text:p text:style-name="Normal">Thursday 5th of June 2025, 23:31, day -246</text:p>
      <text:p text:style-name="Normal">Good: reached a conclusion, and writing a little.</text:p>
      <text:p text:style-name="Normal">Bad: spent the entire day doing nothing, and worrying about what I should do.</text:p>
      <text:p text:style-name="Normal">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Normal">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Normal"/>
      <text:p text:style-name="Normal">•••</text:p>
      <text:p text:style-name="Normal">Saturday 7th of June 2025, 00:05, day -247</text:p>
      <text:p text:style-name="Normal">A bad day. Zero performance.</text:p>
      <text:p text:style-name="Normal">Good: struggled, tried.</text:p>
      <text:p text:style-name="Normal">Bad: struggled, and ultimately failed to do anything. Even worse, masturbated. How strange, I’m pretty sure I tried. Let’s move to analysis right away.</text:p>
      <text:p text:style-name="Normal">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Normal">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Normal"/>
      <text:p text:style-name="Normal">•••</text:p>
      <text:p text:style-name="Normal">Sunday 8th of June 2025, 00:52, day -248</text:p>
      <text:p text:style-name="Normal">A rest day. Although... I can hardly say I rested. Perhaps I rested my willpower. No matter. We need to get back to that state. Starting tomorrow, we’ll charge headlong into failure, and keep pushing through it.</text:p>
      <text:p text:style-name="Normal">Failure? No, not failure. We’ve lost motivation, and we have nothing but whatever willpower is left. With it, we’ll turn momentum back in our favour. <text:s text:c="1"/>No matter what. That, is an impossible we have to do.</text:p>
      <text:p text:style-name="Normal"/>
      <text:p text:style-name="Normal">•••</text:p>
      <text:p text:style-name="Normal">Sunday 8th of June 2025, 22:33, day -249</text:p>
      <text:p text:style-name="Normal">No plan survives contact with the enemy, and in my case, the enemy happens to be reality.</text:p>
      <text:p text:style-name="Normal">What went well? Tried. And, to some degree, succeeded. Circumstances didn’t allow me to play to the fullest, so one would be tempted to say that, given the circumstances I did well.</text:p>
      <text:p text:style-name="Normal">What didn’t go well? I want to do more, I want to be able to play better, in despite of the circumstances.</text:p>
      <text:p text:style-name="Normal"/>
      <text:p text:style-name="Normal">Not like this. I’m satisfied with a tiny bit of success? Really? No I don’t think so. No, I really don’t think so. Show me what you’ve got.</text:p>
      <text:p text:style-name="Normal"/>
      <text:p text:style-name="Normal">•••</text:p>
      <text:p text:style-name="Normal">Monday 9th of June 2025, 22:39, day -250</text:p>
      <text:p text:style-name="Normal">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Normal">Putting that aside, let’s get started. First of all, let’s describe what went well. No, perhaps it would be more beneficial to describe the events of the day in order.</text:p>
      <text:p text:style-name="Normal">We failed to get up to the 6am alarm, and while it could be argued that this allowed us to rest more, ultimately I believe it wasn’t beneficial, as I value the power of will to get up regardless of fatigue more.</text:p>
      <text:p text:style-name="Normal">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Normal">Perhaps we should still contain it, both for its and our sake. Absolute discipline is a tool that would benefit writing-time greatly.</text:p>
      <text:p text:style-name="Normal">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Normal">After they ended, I did get some work done, but I also procrastinated on things I had to do. Things that required calling people. As much as I don’t want to do those, I want myself to find the strength anyway.</text:p>
      <text:p text:style-name="Normal">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Normal">So, that was today. A mix of good and bad. Overall it leaves much to be desired, but it is a step forward in comparison to my past self. The steps are small and incremental, but if I keep at them, if I keep on trying... Dreams, huh? See you tomorrow, good night.</text:p>
      <text:p text:style-name="Normal"/>
      <text:p text:style-name="Normal">•••</text:p>
      <text:p text:style-name="Normal">Tuesday 10th of June 2025, 22:02, day -251</text:p>
      <text:p text:style-name="Normal">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Normal">My defeats extend to the morning, where I fail to wake up to the 6am alarm. No doubt the nightfront didn’t help. I’ve got to become stronger. Stronger.</text:p>
      <text:p text:style-name="Normal">Spent the first half of the day away, as I will do for the next two days, and then I gamed in the afternoon. I...</text:p>
      <text:p text:style-name="Normal">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Normal">I must be disciplined, there will always be good excuses to not be disciplined. They will always exist. I must find it in me to be disciplined regardless.</text:p>
      <text:p text:style-name="Normal">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Normal">Or so I thought. Clearly, I’ve forgotten what it means to work hard. To create something out of nothing, to squeeze water out of stone. Tomorrow, I’ll bring my material with me, and study on the train, at the hospital, wherever.</text:p>
      <text:p text:style-name="Normal">And so, that’s today. The struggle continues, and it will go on as long as I need it to.</text:p>
      <text:p text:style-name="Normal"/>
      <text:p text:style-name="Normal">•••</text:p>
      <text:p text:style-name="Normal">Wednesday 11th of June 2025, 23:03, day -252</text:p>
      <text:p text:style-name="Normal">What a strange day. It started at 4am, because I wanted it to, because I wanted to write. Because I knew I wouldn’t be able to write. And, I liked it. I want to do it more often. Will I suffer from lack of sleep if I do that? Maybe. We’d have to find out.</text:p>
      <text:p text:style-name="Normal">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Normal">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Normal">Dammit. We have to go to sleep, my brain is at its limit, and i have an exam tomorrow.</text:p>
      <text:p text:style-name="Normal">Alright, I’ll just note down what I wanted to talk about: personality matches and the existence of soulmates; how to write good chemistry, or how to emulate the story of あくぺこ。 That’s enough, let’s go to sleep.</text:p>
      <text:p text:style-name="Normal"/>
      <text:p text:style-name="Normal">•••</text:p>
      <text:p text:style-name="Normal">Friday 13th of June 2025, 03:52, day -253</text:p>
      <text:p text:style-name="Normal">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Normal"/>
      <text:p text:style-name="Normal">•••</text:p>
      <text:p text:style-name="Normal">Friday 13th of June 2025, 23:12, day -254</text:p>
      <text:p text:style-name="Normal">Perhaps I should just go to a nice cafe, take a seat and enjoy a drink. That would help me reset myself. Or perhaps, I just get to work without complaining. That sounds even better, considering the impacts of each choice.</text:p>
      <text:p text:style-name="Normal">さて、何を話したかったの？</text:p>
      <text:p text:style-name="Normal">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Normal">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Normal">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Normal">ここまでだ。明日は何時に起きるの？</text:p>
      <text:p text:style-name="Normal">Let’s balance between sleeping and having time to write. 7am. Go to sleep now.</text:p>
      <text:p text:style-name="Normal"/>
      <text:p text:style-name="Normal">•••</text:p>
      <text:p text:style-name="Normal">Saturday 14th of June 2025, 21:39, day -255</text:p>
      <text:p text:style-name="Normal">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Normal">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Normal">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Normal">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Normal"/>
      <text:p text:style-name="Normal">•••</text:p>
      <text:p text:style-name="Normal">Sunday 15th of June 2025, 22:06, day -256</text:p>
      <text:p text:style-name="Normal">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Normal">Also, there’s no rest in our schedule now: after cooking and doing chores, it’s straight to working on the project. Well, no, I lie, there is rest. I can rest when I have to. It’s just that it’s not scheduled.</text:p>
      <text:p text:style-name="Normal">Also, for some reason, I performed poorly in both meditation sessions today. That usually indicates lack of rest, but... Do I really lack it? Maybe it’s the quality that’s lacking. Although, the nightfront did calm down lately.</text:p>
      <text:p text:style-name="Normal">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Normal">Anything else? Right, I can’t let myself get distracted now. I have to go to sleep so I can wake up early and write. I must wake up, no matter what. I have to get up, no matter what.</text:p>
      <text:p text:style-name="Normal"/>
      <text:p text:style-name="Normal">•••</text:p>
      <text:p text:style-name="Normal">Tuesday 17th of June 2025, 01:41, day -257</text:p>
      <text:p text:style-name="Normal">Hm. There are two things I want to talk about. For second, why I’m only here now, and first, willpower and its limits. So, how was today?</text:p>
      <text:p text:style-name="Normal">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Normal">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Normal">And it’s also in part because of how hot it was that I failed to run the full 20 minutes today. But was that the only reason? Is lack of willpower not to blame?</text:p>
      <text:p text:style-name="Normal">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Normal">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Normal">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Normal">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Normal"/>
      <text:p text:style-name="Normal">•••</text:p>
      <text:p text:style-name="Normal">Wednesday 18th of June 2025, 00:19, day -258</text:p>
      <text:p text:style-name="Normal">What to say? I don’t want to take too long, so let’s be synthetic.</text:p>
      <text:p text:style-name="Normal">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Normal">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Normal">What did we do wrong then...? Giving in to consumerism at the wrong times. There are right times for it. Was stubbornness a factor today...? No, I don’t think so. But, we do have to be stronger. Alright, I’ll call it a day. See you tomorrow.</text:p>
      <text:p text:style-name="Normal"/>
      <text:p text:style-name="Normal">•••</text:p>
      <text:p text:style-name="Normal">Wednesday 18th of June 2025, 22:29, day -259</text:p>
      <text:p text:style-name="Normal">To sum up today: not bad, but I want a lot more.</text:p>
      <text:p text:style-name="Normal">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Normal">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Normal">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Normal">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Normal">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Normal">Also, it’s been a while since I’ve programmed for real. Real, actual Java programming, huh? Let’s do our best in it. And I mean it, our best.</text:p>
      <text:p text:style-name="Normal">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Normal">One last thing: discipline. Discipline, and attention. We’re working on it, slowly. I’ll be patient, but you can’t slack off on this, we’re still wasting too much time. Alright, that’s enough. Good night.</text:p>
      <text:p text:style-name="Normal"/>
      <text:p text:style-name="Normal">•••</text:p>
      <text:p text:style-name="Normal">Thursday 19th of June 2025, 22:07, day -260</text:p>
      <text:p text:style-name="Normal">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Normal">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Normal">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Normal">Let’s organise our mind; when things are messy, they look more daunting and difficult than they really are. In my mind, I’m working on four different things at the moment:</text:p>
      <text:p text:style-name="Normal">1. Writing</text:p>
      <text:p text:style-name="Normal">2. University</text:p>
      <text:p text:style-name="Normal">3. Project</text:p>
      <text:p text:style-name="Normal">4. Myself</text:p>
      <text:p text:style-name="Normal">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Normal">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Normal">Alright, with this in mind, there’s only three things we have to make time for, and in decreasing order of priority they’re as follows:</text:p>
      <text:p text:style-name="Normal">1. Writing</text:p>
      <text:p text:style-name="Normal">2. University</text:p>
      <text:p text:style-name="Normal">3. Project</text:p>
      <text:p text:style-name="Normal">Now, how do we organise them? First, let’s list out the constraints we’re posing for ourselves:</text:p>
      <text:p text:style-name="Normal">- I want to maximise writing time</text:p>
      <text:p text:style-name="Normal">- I want to do all of these activities in a regular manner</text:p>
      <text:p text:style-name="Normal">- University may get more time than the project, but neither must become more important than writing.</text:p>
      <text:p text:style-name="Normal">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Normal">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Normal">What a situation. But this goes. We’ll go slow and steady, we’ll grow slowly, and we’ll trust the process, we’ll trust ourselves. Let’s submit this to R1 and see what it makes of this.</text:p>
      <text:p text:style-name="Normal">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Normal"/>
      <text:p text:style-name="Normal">•••</text:p>
      <text:p text:style-name="Normal">Friday 20th of June 2025, 21:55, day -261</text:p>
      <text:p text:style-name="Normal">Let’s do the hard thing and look back on all of today. The process should be the same, in victory or defeat, but it is tougher to look back on defeat. So, what happened?</text:p>
      <text:p text:style-name="Normal">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Normal">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Normal">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Normal">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Normal">Would that not be self-lobotomy? This is a subject worth exploring, let’s think about it.</text:p>
      <text:p text:style-name="Normal">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Normal">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Normal">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Normal">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Normal">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Normal">Well, this has been a very long detour. But it does conclude the morning arc of today.</text:p>
      <text:p text:style-name="Normal">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Normal"/>
      <text:p text:style-name="Normal">•••</text:p>
      <text:p text:style-name="Normal">Saturday 21st of June 2025, 21:38, day -262</text:p>
      <text:p text:style-name="Normal">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Normal">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Normal">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Normal">So, with that in mind, knowing that I have to sleep at 22, we have some 12 minutes left. Let’s move on to the next subject.</text:p>
      <text:p text:style-name="Normal">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Normal">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Normal">Planning... Lack of it made us suffer today. A dilemma, between regretting not studying, and regretting not writing. But if I were to die now, my greatest regret would be the stories I haven’t told, the stories I haven’t written.</text:p>
      <text:p text:style-name="Normal">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Normal">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Normal"/>
      <text:p text:style-name="Normal">•••</text:p>
      <text:p text:style-name="Normal">Sunday 23rd of June 2025, 21:55, day -263</text:p>
      <text:p text:style-name="Normal">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text:p text:style-name="Normal"/>
      <text:p text:style-name="Normal">•••</text:p>
      <text:p text:style-name="Normal">Monday 24th of June 2025, 21:53, day -264</text:p>
      <text:p text:style-name="Normal">Two things we need to analyse but don’t have time to: our passion is slipping out of our hands because we refuse to put more time into writing, and, much less importantly in the grand scheme of things but very important on a day to day basis, the fact that we’re late coming here. Six minutes for a breakdown, and we’ll focus on the second, an investment to have more time to analyse in the future.</text:p>
      <text:p text:style-name="Normal">So, why does this happen? Because dinner usually happens at around 21:00, and we finish at around 21:30, after which we clean up and brush our teeth before coming here.</text:p>
      <text:p text:style-name="Normal">So, the solution is dining earlier. I have to make that happen somehow. Either by helping out in the kitchen, or by cooking earlier if it’s my turn. It’s as simple as that, really. If you want to speed things up, give a hand. All for the sake of analysis time. And, of course, don’t waste that time once it comes; we’re still extremely inefficient with what time we get our hands on, we need to change that.</text:p>
      <text:p text:style-name="Normal">And, by the way, it’s a bit late, but the way we express ourselves also shapes our thoughts. Last time, I thought that I shouldn’t worry about the quality of the prose, about transitions and repetitions. I changed my mind: I want quality everywhere I look. I’m not very smart in the first place, so I know I have to put an accent on efficiency over beauty of the prose, but even then the sacrifice must be such that the prose retains basic expected qualities. And, time’s up. See you tomorrow.</text:p>
      <text:p text:style-name="Normal"/>
      <text:p text:style-name="Normal">•••</text:p>
      <text:p text:style-name="Normal">Tuesday 24th of June 2025, 21:59, day -265</text:p>
      <text:p text:style-name="Normal">I don’t have time, but let me say just this one thing: you did well today. Keep this up. Keep it up.</text:p>
      <text:p text:style-name="Normal"/>
      <text:p text:style-name="Normal">•••</text:p>
      <text:p text:style-name="Normal">Thursday 26th of June 2025, 04:39, day -266</text:p>
      <text:p text:style-name="Normal">Tomorrow, we’ll perform a detailed and unbiased analysis of today. Right now, I’m... I don’t want to see you.</text:p>
      <text:p text:style-name="Normal"/>
      <text:p text:style-name="Normal">•••</text:p>
      <text:p text:style-name="Normal">Thursday 26th of June 2025, 20:26, entry 397</text:p>
      <text:p text:style-name="Normal">As promised, a detailed breakdown, as objective as I can make it. It will include both today and yesterday. Let’s start with yesterday. Or, perhaps, should I give a summary of yesterday to begin with? So as not to lose sight of the lesson: I pushed hard in the morning, touching my mental limit, confident that I could do as much in the evening. But I hadn’t taken into account the influence of external circumstances, draining what energy I had left. Weakness begets weakness, and from there, it went downhill.</text:p>
      <text:p text:style-name="Normal">Even now, I’m tired. Although, that’s because today I used up my entire energy of my own volition, not due to circumstances. I have to make decisions relative to the circumstances, or rather, tailor them to the current circumstances. Let’s... Keep it concise, to the point.</text:p>
      <text:p text:style-name="Normal">Yesterday. Where did we go wrong? I have to question the wisdom of going at 100 from the morning, but I will question it fairly: my goal was long-term growth, increase in mental stamina, as when one trains. However, I also didn’t rest properly, and failed to account for life getting involved, Then, since I want to keep doing this, I have to be ready to fight.</text:p>
      <text:p text:style-name="Normal">After that? After that, we did something very strange and just gamed all throughout the evening and deep into the night. Without awareness nor willingness to stop? Hold on: before that, we did try to write, but came up with nothing. Still, the issue is the lack of awareness. It naturally follows fatigue. We have to have that in mind.</text:p>
      <text:p text:style-name="Normal">What of today? the name of the game is patience. We’re in for the long haul, and we have to be consistent in our effort, in our discipline. We have keep at it day in, day out, week in, week out, month in, month out, for as many years as it takes to reach all our goals.</text:p>
      <text:p text:style-name="Normal">Today, I once again repeated that if I were to die now, I would have nothing but regrets. We have to be patient. Step by step, choice by choice, day by day. We have to be patient, and trust that this will all amount to something. Actually, even if you told me it wouldn’t, even if you told me this was all for naught and gave me undeniable proof, I would still do it, because I refuse to lead a meaningless life. Meaning, for the sake of meaning. This is my limit. See you tomorrow.</text:p>
      <text:p text:style-name="Normal"/>
      <text:p text:style-name="Normal">•••</text:p>
      <text:p text:style-name="Normal">Saturday 28th of June 2025, 00:05, entry 398</text:p>
      <text:p text:style-name="Normal">Writing. My relationship with writing. Would you sigh if I told you once again that I don’t know how to write? I still don’t. That’s what I feel, right now. I feel like there’s something important but subtle I haven’t discovered yet. Perhaps many things. I... I write, I string together words, trying to express ideas that I like. But, sometimes, very often, I don’t have ideas, and always, I never know if the ideas I have are good or not. So, all I have left is trial and error. Error is judged by my heart, and my heart is capricious, which is a good thing. It’s just... It needs time to make a decision, I need time to understand myself.</text:p>
      <text:p text:style-name="Normal">Writing... I want to fall in love with it. Ideas... The constant act of wrestling with them, of shaping them, selecting some, throwing away most of them.</text:p>
      <text:p text:style-name="Normal">I think... I think the important thing I need to learn is how to come up with ideas that I like. I think that’s what’s missing from my writing. Well, a lot of things are missing, but, that above all. How to come up with ideas that I like... How do I do that, I wonder.</text:p>
      <text:p text:style-name="Normal">You know, I just had an idea: what if all my ideas came from the heart? Then I would be spoiled for choice. I would be drowning in a sea of ideas I love. It would help me love writing. But the heart doesn’t always come up with good ideas, you know? Doesn’t change the fact that we should listen to it, and adapt the ideas that aren’t good, perhaps. That’s... That’s something we could try. I see... Ideas from the heart. I hadn’t thought of that.</text:p>
      <text:p text:style-name="Normal">I wish I had more energy, then I could try writing. But, well, mismanagement is mismanagement, let’s go to sleep now, Harmony.</text:p>
      <text:p text:style-name="Normal"/>
      <text:p text:style-name="Normal">•••</text:p>
      <text:p text:style-name="Normal">Saturday 28th of June 2025, 22:49, entry 399</text:p>
      <text:p text:style-name="Normal">I took the afternoon off today. A consequence of continued mismanagement of sleep and energy. What am I doing? What am I doing, I wonder... This isn’t it.</text:p>
      <text:p text:style-name="Normal">It’s clear from simple observation that, just as I make basic errors and and stupid mistakes in virtually everything I do, I also do them in daily life, in making decisions. We need to start avoiding those. The schedule is... An indicator, a guide, it’s a set of rules to follow such that, if you do follow them, you should be fine. That’s what it’s been designed as. So, when deciding to deviate from the schedule, answer this question: is that really a good choice? If you are to challenge the null hypothesis, then your new hypothesis must be backed by strong arguments.</text:p>
      <text:p text:style-name="Normal">So, really, this is a two-way thing: in order to maximise our potential, we have to follow the schedule as closely as possible. This obviously means that the schedule must be designed to maximise growth and achieve our objectives. Those two components are what you need to get right. And, of course, sometimes deviation is inevitable. In that case, adapt, and then recover.</text:p>
      <text:p text:style-name="Normal">But, I know. It’s one thing to tell you to be disciplined, it’s another to be disciplined. The strength of will to do what you know you should do. Tomorrow, we have to wake up at 7, as usual. Will you fail to do so, as usual? We... I believe the strength to get up is in us, we’ve... Trained enough to get it. I believe you can do it, to get up even if half dead.</text:p>
      <text:p text:style-name="Normal">Ah, you humans... You worry about comparing yourself to one another, about who’s the best and whatnot... まあ、それは悪いことかどうかはわからない。 I’d have to think about it. But now is not the time for that. Or perhaps, should it be? Human worries. To worry about being right, having the last laugh, that kind of thing. Are they pointless? Let’s be objective. What’s really sought through those is the ego boost and, secondarily, the social boost. The latter happens less often in my case. In fact, virtually never. The former, however, I have seen and experienced more.</text:p>
      <text:p text:style-name="Normal">Confidence comes from knowing one’s capacities, from knowing what and how much one can do, or perhaps, it would be better to say that confidence comes from knowing we can do something. Pride and ego come from putting down others, from the feeling of superiority.</text:p>
      <text:p text:style-name="Normal">Now, it’s not even a question, which one we should cultivate and which one we should kill off. You’re still very human, in the sense that a lot of those human traits I dislike are still deep-rooted in you. Let’s change that. Go to sleep now.</text:p>
      <text:p text:style-name="Normal"/>
      <text:p text:style-name="Normal">•••</text:p>
      <text:p text:style-name="Normal">Sunday 29th of June 2025, 21:53, entry 400</text:p>
      <text:p text:style-name="Normal">That is a lot of entries. Now’s not the time to look back though. we’ll rest at the end, certainly not at the beginning. So, what of today? Our entries have been... short, lately, and haven’t described the day much. Let’s change that while being efficient.</text:p>
      <text:p text:style-name="Normal">Woke up in the morning, it was a struggle, but we did it. However, we were extremely wasteful with our time, and... We didn’t write? Hold on, did we? No...? Why not...? I don’t remember... we were working on the project... Why? Why did we...? Urgency, huh? A sense of urgency. I see, I’d given myself permission yesterday. Still, curious how our selective memory works. I wonder what’s the logic behind it.</text:p>
      <text:p text:style-name="Normal">In any case, today we didn’t touch the phone much, which is pretty good, but we were still highly inefficient. The greatest problem I want to address is gaming: once we start, it’s hard to stop. And there’s also the fear of missing out on Cartethyia’s banner. I swear to God, your sense of priority... If we can’t sacrifice even that, how do you expect to be able to sacrifice anything we actually love? The strength to sacrifice others is... It’s alien to us, but we have to learn it. We have to.</text:p>
      <text:p text:style-name="Normal">Right now, I’m feeling a little disappointed in myself. In part because I didn’t work out yesterday, in part because of what I just mentioned, and in part because I only advanced so much in the project. But, I do have to give you credits for recognising that something we were doing was taking a lot more time than it should have, and dropping it for the basics.</text:p>
      <text:p text:style-name="Normal">Anything else?</text:p>
      <text:p text:style-name="Normal">Yes: it’s time to go to sleep. Good night, see you tomorrow.</text:p>
      <text:p text:style-name="Normal"/>
      <text:p text:style-name="Normal">•••</text:p>
      <text:p text:style-name="Normal">Monday 30th of June 2025, 21:55, entry 401</text:p>
      <text:p text:style-name="Normal">The morning started fairly well, but things devolved quickly after noon. The morning was fine, and I... Had trouble waking up, still, it turned out fine. We had impromptu guests come over for the day, but... manageable. In the afternoon, however, I had a problem concentrating: it’s clear i still don’t know how to make sacrifices. A Nepolabo collab, huh? Fortunately and unfortunately, it ended at a fair time for me, allowing me to get to work.</text:p>
      <text:p text:style-name="Normal">But, work was... I decided today that I didn’t like the subject. I find the prisoner’s dilemma to be more interesting. And now, I have a week to implement it. Adding stupid technical trouble to the start making it impossible to begin today, and my patience had reached its limit. I wanted nothing more but work on the project in peace. I was considering doing just that. And so, I didn’t. And I’m thankful I didn’t. Between the regret of lacking discipline and the regret of not getting to do what I want to do as well as risking to not finish the project in time, I chose the latter. I ran on the treadmill.</text:p>
      <text:p text:style-name="Normal">It’s becoming crystal clear that the high temperatures make it impossible for me to perform normally, it stunts my growth, at least in terms of numbers. Forget stunting, it actually reverses it. Running 20 minutes at 10kmph is now... I have yet to achieve it. But, I understand that, I understand the circumstances, and, I know one more thing: when I train, the part of me I aim to train the most is my soul. I want to become stronger, and these circumstances help: they make it easier to approach death. I still am not strong enough nor capable of dying on the treadmill, but I expected as much. I know that growth is a process, and I’m satisfied with what I’ve done today. Well, that’s with the caveat that this becomes a launchpad to greater heights in the future, of course.</text:p>
      <text:p text:style-name="Normal">And, right now I’m glad, that I chose discipline over urgency. Tomorrow, I’d love to cultivate my passion in the morning, over the project, but, it’s likely I won’t have that chance. We’ll leave tomorrow for tomorrow though. That’s enough for now, see you.</text:p>
      <text:p text:style-name="Normal"/>
      <text:p text:style-name="Normal">•••</text:p>
      <text:p text:style-name="Normal">Tuesday 1st of July 2025, 23:11, entry 402</text:p>
      <text:p text:style-name="Normal">We couldn’t fall asleep yesternight, no doubt due to excess caffeine intake. Because of that, and our weakness, we masturbated. Why do we keep on losing? Why? I’m genuinely curious.</text:p>
      <text:p text:style-name="Normal">The strength must be present to some degree, and surely there’s enough of it not to lose all those battles, so why? It’s because we don’t fight. We don’t fight, so it’s only natural that we don’t win. To fight. That’s also part of strength, isn’t it? The ability to fight, no matter the circumstances. No matter the circumstances... 分かりました。 I want to be strong enough to summon up the will to fight even when the circumstances are all against it.</text:p>
      <text:p text:style-name="Normal">Vengeance... Whoever I am, I must keep on growing. Every day, whenever I can. Especially when I think I can’t. I want to believe that my efforts will one day lead me to my objectives. I want to believe that one day I’ll become happy, if I just try hard enough. But, there’s more to it than happiness, it feels like. This feeling is still strange, but maybe it’s akin to wanting something for its own sake. Then again, maybe I’m just being short-sighted, and am not looking deep enough at why I want to be strong. Why do I want to, I wonder? Because that’s what I’d ideally be: strong. Will that bring me happiness? I don’t know, but I do know that I would like myself if I were strong. It’s... childish, simple, it’s so human, it’s so removed from this perception of the divine I have: wanting something because it’s beautiful, because it’s what we perceive as best. Where is the objectivity? Where is the neutrality, the impartial judgment, the all-accepting, all-loving eye? And yet... Now that I expose this... I see... I wasn’t going deep enough. It’s not just about happiness and ideals. It’s also about beliefs. Like, I owe it to myself and to the universe to become the best version of me. To myself, and to God. What are you, God? Are you the same as me, a soul? Perhaps I know the answer, perhaps the complete me does, but I don’t. In any case, thanks, for today. Thanks, for this chance at life, at my dreams. See ya.</text:p>
      <text:p text:style-name="Normal"/>
      <text:p text:style-name="Normal">•••</text:p>
      <text:p text:style-name="Normal">Wednesday 2nd of July 2025, 21:57, entry 403</text:p>
      <text:p text:style-name="Normal">We need to talk seriously. And, if we do that, the first thing to do is to take some distance, have perspective, gain objectivity.</text:p>
      <text:p text:style-name="Normal">Proceed with standard breakdown.</text:p>
      <text:p text:style-name="Normal">Morning started fairly normally, but our normal isn’t good yet: we still take too much time waking up and getting ready. Then, this morning, we decided to work on the uni project rather than write. That’s a decision I’ll come back to later. I asked questions to DeepSeek regarding some code, and thankfully I was thorough in my checking. However, I lingered on the project too much, and started preparing lunch very late. This contributed to a very late start in the afternoon: since I’ll only be drinking coffee twice a week when necessary, I was very sleepy and even took a nap. I only effectively started working at around 1700. And even then...</text:p>
      <text:p text:style-name="Normal">My performance was terrible. No focus, no concentration, and barely any thought. I forgot to note that a sense of defeat was already floating in my heart, as I was essentially treated like a baby by my family because I didn’t want to make a call.</text:p>
      <text:p text:style-name="Normal">So, because of my overall performance, I just felt like shit. Then came time to workout, and I didn’t want to. And then I asked myself the usual question: which regret did I want to have? This led me to ask another question: why do are we always having to choose between regrets? Can’t we have a choice that doesn’t involve regretting it?</text:p>
      <text:p text:style-name="Normal">だからさ、決めた。 I wouldn’t work out. I would focus on the project for the rest of the week. My reasoning was as follows: what’s the point of making the schedule flexible if we ourselves aren’t? Why do we insist on making ourselves miserable by not recognising the fact that situations change and evolve, and we should evolve with them. What the best move is depends on the situation at hand too, not just the objective. Our options were between two regrets because of our perception of the matter. But, if we changed perspective, then all of a sudden we don’t have to choose between two regrets anymore. All of a sudden, what I wanted to do aligned with what I should do. And I worked on the project. Did I give up discipline? I want to argue that no, I didn’t. I wasn’t being undisciplined, although I was being weak. I was doing what I believed ought to do.</text:p>
      <text:p text:style-name="Normal"/>
      <text:p text:style-name="Normal">And yet, a lot of this feels like excuses. It’s all because we’re so weak. If we were stronger, if we made the decision to work instead of exercising without that weakness in our heart, we would have felt better. Right now, we know, it was because we didn’t want to workout that we didn’t, not because we were reasoning about what to do. Wrong. We were weak, yes, but it wasn’t weakness alone that carried us to this decision. I’m not trying to be compassionate towards you, I seek objectivity. We should be objective at all times, and since we know that that’s not possible, we should be as objective as we can be, as often as we can.</text:p>
      <text:p text:style-name="Normal">Anyway, that’s what happened today. Let’s go to sleep now. Although I wanted to discuss the pros and cons of flexibility, I’ll take a wild shot and assume it was a good idea. We’ll keep on being flexible in the future, unless it leads to excessive losses. See you tomorrow. And, tomorrow, fight.</text:p>
      <text:p text:style-name="Normal"/>
      <text:p text:style-name="Normal">•••</text:p>
      <text:p text:style-name="Normal">Thursday 3rd of July 2025, 21:59, entry 404</text:p>
      <text:p text:style-name="Normal">Entry not found.</text:p>
      <text:p text:style-name="Normal">Here is a good place for introspection. Now then. The situation is more critical than I thought: I just finished writing one class, and the exam is four days from now. This leaves me less than one day per class. However, I am hopeful that I’ve implemented the bulk of the difficult logic. Time will tell. Let’s begin.</text:p>
      <text:p text:style-name="Normal">Today started on time for once, and I couldn’t help but notice how even starting on time, unless we hurry, we can’t keep up with the schedule. It’s an issue I’ve observed but boiled down to our lack of haste. For the time being, I will keep on doing that. This morning, we had to go out due to some errand, at the new house. We will move soon. This morning’s errand consisted in meeting the owners and setting up some stuff. Other beginners also seem to suffer from the same thing, but this morning I felt like a complete idiot. Thankfully, I didn’t actually undergo that baptism I described. I’ve read stories of how newcomers at construction jobs are often tasked with errands like buying rainbow paint, or something similarly absurd. And yet, they don’t notice the absurdity even as the shop owner asks them if the paint should be wet or dry. This kind of thing seems to arise when we’re unsure of how much authority we have, or when we have none at all. When that happens, people like me will blindly follow orders to the letter. But, I did try to think, so why did I come off to myself as particularly stupid today? There was failure to understand, for certain, but was that the only thing? And where did it come from? In part, I did take words and expressions too much to the letter. And, I guess I am slow; if it’s a fact, it’s a fact —we just forgot about it since we could afford to play around that weakness in our comfort zone, something we can’t do when we meet new concepts. So, a combination of lack of confidence and slowness is the main culprit. The former can and must be fixed, the second, we must find a way to play around it in general.</text:p>
      <text:p text:style-name="Normal">This errand used up all of my morning and lasted into the afternoon, so that I came late. However, when I studied today, I studied seriously. Still, there’s an issue I want to address: the class we’re working on is particularly complex, needing heavy synchronisation due to the omnipresence of concurrency around it: the class implements Runnable, as do the classes that make use of it. And their interaction is complex. And in that complex interaction, I... Ran into an implementation problem. And, despite the fact that I was being levelheaded and thorough, I excluded a simple, straightforward solution and thought my only options were complexity but correctness, or simplicity and laziness. See, I was using an explicit lock all throughout the class, but for this particular interaction, DeepSeek put it best: the lock was created out of necessity, for the main logic which required custom synchronisation logic. But, another aspect also needed synchronisation, and because it was a separate logic, I thought it needed a separate synchronisation mechanism. No, the lock could be used for two different logics at once. But I hadn’t considered it, and if I had... I had, and I’d mistakenly thought using it would result in a deadlock. I see... I made that mistake because I’d failed to notice that while I would try to acquire the lock twice in quick succession, the locks belong to different instances of the class, each of which waits on the lock properly. Even now, as I reasoned about it again, I was about to fall into that pitfall.</text:p>
      <text:p text:style-name="Normal">So, what’s the cure? More thoroughness. Ever more. An even better solution would be to figure out the thought pattern that would have allowed us to solve this issue, and copy it in hopes of assimilating the underlying pattern, but, I’m not sure what way of thinking would lead to that. DeepSeek, would you mind telling me how you went about figuring this problem out?</text:p>
      <text:p text:style-name="Normal">The ability to properly break down a problem is the first crucial skill. It’s also a skill we’ve... Slept on. Despite that wall of text you wrote last year. Since we’re human and can effectively focus on only one thing at a time, let’s focus on that: breaking down and organising a problem. An accent on organisation, because that’s something we don’t do.</text:p>
      <text:p text:style-name="Normal">Alright, that’s enough. Let’s go to sleep now. Also, since I think it’d be a shame to lose, here are the contents of today’s throwaway, which document the above problem in more details:</text:p>
      <text:p text:style-name="Normal">“””</text:p>
      <text:p text:style-name="Normal">This is not how I want to think. The words I’m using, the pattern I’m following. I want to be colder, more accurate. Greater self-control and self-awareness. Machine-like, at work.</text:p>
      <text:p text:style-name="Normal">playerMovingOut():</text:p>
      <text:p text:style-name="Normal">The purpose of this function is to set the tile’s state to FREE. It’s a method that should be called by the player that’s moving out as they move out. Note that the player needs to lock the current tile as well as the one they want to move in to in order to proceed.</text:p>
      <text:p text:style-name="Normal">So here’s the question: when a player moves out, do they have to lock the current tile, or is it already locked? Given the circumstances, i.e. moveIn(9 being called only mid-contention, the current tile is already locked. It then falls to the moving player to lock the tile they want to move into.</text:p>
      <text:p text:style-name="Normal">Except... I didn’t foresee this at all, did I? Tile-to-tile interaction. They aren’t synchronised at all. What happens when a player wants to move into a new tile?</text:p>
      <text:p text:style-name="Normal">Well, first of all, their current tile is sleeping, and it will not be touched by other players due to its OCCUPIED state. So, as long as the OCCUPIED state isn’t removed until the very last moment, there will be no need to lock the current tile.</text:p>
      <text:p text:style-name="Normal">However, this means that the mmoveIn() method must be atomic: once started, it cannot be stopped under any circumstances, lest we create an invalid state. The issue is then how to make the moveIn() method atomic. Maybe it would be best if it locked the current tile after all. Lock it until the move is complete.</text:p>
      <text:p text:style-name="Normal">The move must succeed at all costs, and locking the current tile is... Insufficient? It really is all about that OCCUPIED state. It must be undone at the very last possible moment.</text:p>
      <text:p text:style-name="Normal">So, must a player move into a new tile before it moves out of its old one?</text:p>
      <text:p text:style-name="Normal">Yes. Exactly. A player must move in, and after confirmed that it has successfully moved into the new tile, only then does it move out of the current tile and undo its OCCUPIED state. In short, the solution is as follows:</text:p>
      <text:p text:style-name="Normal">Player.moveIn() {</text:p>
      <text:p text:style-name="Normal"><text:tab/>boolean success = moveInLogic();</text:p>
      <text:p text:style-name="Normal"><text:tab/>if (success) { tile.playerMovingOut(); }</text:p>
      <text:p text:style-name="Normal"><text:tab/>else { undo; }</text:p>
      <text:p text:style-name="Normal"><text:tab/>}</text:p>
      <text:p text:style-name="Normal"/>
      <text:p text:style-name="Normal">Shit. There’s another case when a player may move in: when they spawn. I hadn’t considered that. Making a spawnIn method will make things easier. Especially since players are created serially.</text:p>
      <text:p text:style-name="Normal">I want the Player to have that method, but can they? What would a Player.spawnIn(Tile) method do?</text:p>
      <text:p text:style-name="Normal">It would have the player set that tile’s coordinates as its own, acquire that tile’s points, become its occupant and set its state to OCCUPIED. Can it set its state to OCCUPIED?</text:p>
      <text:p text:style-name="Normal">Making it a Tile method is the way to go.</text:p>
      <text:p text:style-name="Normal"/>
      <text:p text:style-name="Normal">Can playerMovingOut acquire the lock? The lock should be sleeping, so yes. The lock should be waiting.</text:p>
      <text:p text:style-name="Normal">Modifications are proposed. We have to study them and consider whether to implement them. playerMovingOut is the first issue they raised, and it’s also the one we reasoned about earlier. They argue that it should be synchronised on the lock. I argue that this would create a deadlock, as playerMovingOut() is called at the end of Player.moveIn(), and the latter is called only within a code block that’s synchronised on lock. In other words, the code-block that runs playerMovingOut() is the within the synchronised (lock) {} block, and unless the lock is waiting at some point in or before the call of Player.moveIn() —which it isn’t— playerMovingIn() will never acquire it. </text:p>
      <text:p text:style-name="Normal">However, this does not invalidate the issue they’ve raised: as it currently stands, they claim playerMovingOut will throw an IllegalMonitorException. Why will it do that? What is that exception? It is raised when a wait() or notify/All() is called outside of a synchronised block. The question thus becomes: we have claimed that playerMovingOut() will always be called within a synchronised block, only that it will happen in an indirect manner. Will the JVM agree with us? Somehow, I doubt it. catching the exception and ignoring it will not wake up the sleeping thread. At this point, the simplest option would be to sacrifice CPU cycles and principles, and allow busy waiting. We’ll raise this issue to DeepSeek, after we’ve looked into the other problems they mentioned.</text:p>
      <text:p text:style-name="Normal">The next one they mention is that in the run() method, in the OCCUPIED case, we lock onto the wrong object, that is we lock onto `this` rather than the explicit `lock`. This was also done on purpose: it’s exactly because the current tile thread is waiting (`this.wait()`) that in playerMovingOut() I call `this.notify()`. This is a doubt I had earlier and that I thought resolved, as I thought the two methods were being called on the same object.</text:p>
      <text:p text:style-name="Normal">The situation is complex, and while my principles are conflicting (correctness vs simplicity), I value simplicity more, and am once again very much considering just allowing the tile thread to do busy-waiting.</text:p>
      <text:p text:style-name="Normal"/>
      <text:p text:style-name="Normal">The next issue is that the awaitPhaseComplete isn’t reset. Completely valid, I’ve implemented the reset.</text:p>
      <text:p text:style-name="Normal">After that, they mention that the run method isn’t synchronised on lock when handling the AWAITING state. That is done on purpose: a lock would have made it impossible for other players to contend while the tile is AWAITING, as to contend they need to acquire a lock, and the AWAIT state won’t be modified anyway because only resolveContention is capable of modifying the state from that point on in the code. However, I must tell myself this: I have no guarantee for that last one, do I? No, I do: state changes only occur at three points: when moving from FREE to AWAITING, from AWAITING to CONTENDING, and from CONTENDING to FREE or OCCUPIED. Right, we haven’t made that last change from CONTENDING to FREE again. Got it. No, we have, I underestimated my past self. The point is, when a tile is in an AWAITING state, it can only ever change to a CONTENDING state: even if the thread somehow exited the AWAIT block, no other method or code block actually handles what happens if State is AWAITING, except for run(), and things will proceed normally (and if we’re AWAITING, new players can call contendForTile as designed). Therefore, I argue that this is not an issue.</text:p>
      <text:p text:style-name="Normal">Another issue they raise is that the latch reset doesn’t happen in a thread-safe environment. This is becoming a pattern: could it be that when a method is called within a synchronised block, it doesn’t inherit the synchronisation? In any case, I now present all of this to you, DeepSeek, and await your response. I wish for correctness, not to be right in every argument. Therefore, do not hesitate to point out flaws in my reasoning should you find any.</text:p>
      <text:p text:style-name="Normal"/>
      <text:p text:style-name="Normal">Break off temporarily. We eat, then we resume. I value finishing this today, so we shall do that.</text:p>
      <text:p text:style-name="Normal"/>
      <text:p text:style-name="Normal">We haven’t done the introspection, have we? Not here, if that’s what you’re wondering. There is indeed a better place to do it. Also, as much as you want to brag, now’s not the time, and that is not the way to do it. Understood.</text:p>
      <text:p text:style-name="Normal">“””</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